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1f5b" officeooo:paragraph-rsid="001f38df"/>
    </style:style>
    <style:style style:name="P2" style:family="paragraph" style:parent-style-name="Standard">
      <style:text-properties fo:color="#cccccc" loext:opacity="100%" style:font-name="Consolas" fo:font-size="10.5pt" fo:font-weight="normal" officeooo:rsid="00181f5b" officeooo:paragraph-rsid="001f38df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officeooo:paragraph-rsid="001f38df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officeooo:paragraph-rsid="001f38df" fo:background-color="#1f1f1f"/>
    </style:style>
    <style:style style:name="P5" style:family="paragraph" style:parent-style-name="Standard">
      <style:paragraph-properties style:line-height-at-least="0.503cm"/>
      <style:text-properties officeooo:paragraph-rsid="001f38df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officeooo:rsid="001f38df" officeooo:paragraph-rsid="001f38df" fo:background-color="#1f1f1f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808080" loext:opacity="100%" style:font-name="Consolas" fo:font-size="10.5pt" fo:font-weight="normal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9cdcfe" loext:opacity="100%" style:font-name="Consolas" fo:font-size="10.5pt" fo:font-weight="normal"/>
    </style:style>
    <style:style style:name="T9" style:family="text">
      <style:text-properties fo:color="#ce9178" loext:opacity="100%" style:font-name="Consolas" fo:font-size="10.5pt" fo:font-weight="normal"/>
    </style:style>
    <style:style style:name="T10" style:family="text">
      <style:text-properties fo:color="#d4d4d4" loext:opacity="100%"/>
    </style:style>
    <style:style style:name="T11" style:family="text">
      <style:text-properties fo:color="#d7ba7d" loext:opacity="100%" style:font-name="Consolas" fo:font-size="10.5pt" fo:font-weight="normal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b5cea8" loext:opacity="100%" style:font-name="Consolas" fo:font-size="10.5pt" fo:font-weight="normal"/>
    </style:style>
    <style:style style:name="T14" style:family="text">
      <style:text-properties fo:color="#6a9955" loext:opacity="100%" style:font-name="Consolas" fo:font-size="10.5pt" fo:font-weight="normal"/>
    </style:style>
    <style:style style:name="T15" style:family="text">
      <style:text-properties fo:color="#dcdcaa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M Subraya las marcas de coches</text:p>
      <text:p text:style-name="P2"><text:span text:style-name="T1">&lt;!</text:span><text:span text:style-name="T2">DOCTYPE</text:span> <text:span text:style-name="T3">html</text:span><text:span text:style-name="T1">&gt;</text:span></text:p>
      <text:p text:style-name="P3"><text:span text:style-name="T1">&lt;</text:span><text:span text:style-name="T2">html</text:span> <text:span text:style-name="T3">lang</text:span>=<text:span text:style-name="T4">"es"</text:span><text:span text:style-name="T1">&gt;</text:span></text:p>
      <text:p text:style-name="P3"><text:span text:style-name="T1">&lt;</text:span><text:span text:style-name="T2">head</text:span><text:span text:style-name="T1">&gt;</text:span></text:p>
      <text:p text:style-name="P4">    <text:span text:style-name="T5">&lt;</text:span><text:span text:style-name="T6">meta</text:span><text:span text:style-name="T7"> </text:span><text:span text:style-name="T8">charset</text:span><text:span text:style-name="T7">=</text:span><text:span text:style-name="T9">"UTF-8"</text:span><text:span text:style-name="T5">&gt;</text:span></text:p>
      <text:p text:style-name="P4">    <text:span text:style-name="T5">&lt;</text:span><text:span text:style-name="T6">title</text:span><text:span text:style-name="T5">&gt;</text:span><text:span text:style-name="T7">Marcas de Coches - DOM</text:span><text:span text:style-name="T5">&lt;/</text:span><text:span text:style-name="T6">title</text:span><text:span text:style-name="T5">&gt;</text:span></text:p>
      <text:p text:style-name="P4">    <text:span text:style-name="T5">&lt;</text:span><text:span text:style-name="T6">style</text:span><text:span text:style-name="T5">&gt;</text:span></text:p>
      <text:p text:style-name="P4"><text:span text:style-name="T10">        </text:span><text:span text:style-name="T11">body</text:span><text:span text:style-name="T12"> { </text:span><text:span text:style-name="T8">font-family</text:span><text:span text:style-name="T12">: </text:span><text:span text:style-name="T9">sans-serif</text:span><text:span text:style-name="T12">; </text:span><text:span text:style-name="T8">line-height</text:span><text:span text:style-name="T12">: </text:span><text:span text:style-name="T13">1.6</text:span><text:span text:style-name="T12">; }</text:span></text:p>
      <text:p text:style-name="P4"><text:span text:style-name="T10">        </text:span><text:span text:style-name="T11">.europeo</text:span><text:span text:style-name="T12"> { </text:span><text:span text:style-name="T8">color</text:span><text:span text:style-name="T12">: </text:span><text:span text:style-name="T9">blue</text:span><text:span text:style-name="T12">; } </text:span><text:span text:style-name="T14">/* Las europeas serán azules */</text:span></text:p>
      <text:p text:style-name="P4"><text:span text:style-name="T10">        </text:span><text:span text:style-name="T11">#toyota</text:span><text:span text:style-name="T12">, </text:span><text:span text:style-name="T11">#mazda</text:span><text:span text:style-name="T12"> { </text:span><text:span text:style-name="T8">color</text:span><text:span text:style-name="T12">: </text:span><text:span text:style-name="T9">red</text:span><text:span text:style-name="T12">; } </text:span><text:span text:style-name="T14">/* Las japonesas serán rojas */</text:span></text:p>
      <text:p text:style-name="P4"><text:span text:style-name="T10">        </text:span><text:span text:style-name="T11">button</text:span><text:span text:style-name="T12"> { </text:span><text:span text:style-name="T8">margin-top</text:span><text:span text:style-name="T12">: </text:span><text:span text:style-name="T13">20px</text:span><text:span text:style-name="T12">; </text:span><text:span text:style-name="T8">padding</text:span><text:span text:style-name="T12">: </text:span><text:span text:style-name="T13">10px</text:span><text:span text:style-name="T12">; </text:span><text:span text:style-name="T8">cursor</text:span><text:span text:style-name="T12">: </text:span><text:span text:style-name="T9">pointer</text:span><text:span text:style-name="T12">; }</text:span></text:p>
      <text:p text:style-name="P4"><text:span text:style-name="T10">    </text:span><text:span text:style-name="T5">&lt;/</text:span><text:span text:style-name="T6">style</text:span><text:span text:style-name="T5">&gt;</text:span></text:p>
      <text:p text:style-name="P3"><text:span text:style-name="T1">&lt;/</text:span><text:span text:style-name="T2">head</text:span><text:span text:style-name="T1">&gt;</text:span></text:p>
      <text:p text:style-name="P3"><text:span text:style-name="T1">&lt;</text:span><text:span text:style-name="T2">body</text:span><text:span text:style-name="T1">&gt;</text:span></text:p>
      <text:p text:style-name="P5"/>
      <text:p text:style-name="P4">    <text:span text:style-name="T5">&lt;</text:span><text:span text:style-name="T6">h1</text:span><text:span text:style-name="T5">&gt;</text:span><text:span text:style-name="T7">Listado de Marcas</text:span><text:span text:style-name="T5">&lt;/</text:span><text:span text:style-name="T6">h1</text:span><text:span text:style-name="T5">&gt;</text:span></text:p>
      <text:p text:style-name="P4">    </text:p>
      <text:p text:style-name="P4">    <text:span text:style-name="T5">&lt;</text:span><text:span text:style-name="T6">div</text:span><text:span text:style-name="T7"> </text:span><text:span text:style-name="T8">id</text:span><text:span text:style-name="T7">=</text:span><text:span text:style-name="T9">"contenedor-marcas"</text:span><text:span text:style-name="T5">&gt;</text:span></text:p>
      <text:p text:style-name="P4">        <text:span text:style-name="T5">&lt;</text:span><text:span text:style-name="T6">p</text:span><text:span text:style-name="T7"> </text:span><text:span text:style-name="T8">id</text:span><text:span text:style-name="T7">=</text:span><text:span text:style-name="T9">"toyota"</text:span><text:span text:style-name="T5">&gt;</text:span><text:span text:style-name="T7">Marca Japonesa: Toyota</text:span><text:span text:style-name="T5">&lt;/</text:span><text:span text:style-name="T6">p</text:span><text:span text:style-name="T5">&gt;</text:span></text:p>
      <text:p text:style-name="P4">        <text:span text:style-name="T5">&lt;</text:span><text:span text:style-name="T6">p</text:span><text:span text:style-name="T7"> </text:span><text:span text:style-name="T8">id</text:span><text:span text:style-name="T7">=</text:span><text:span text:style-name="T9">"mazda"</text:span><text:span text:style-name="T5">&gt;</text:span><text:span text:style-name="T7">Marca Japonesa: Mazda</text:span><text:span text:style-name="T5">&lt;/</text:span><text:span text:style-name="T6">p</text:span><text:span text:style-name="T5">&gt;</text:span></text:p>
      <text:p text:style-name="P4">        </text:p>
      <text:p text:style-name="P4">        <text:span text:style-name="T5">&lt;</text:span><text:span text:style-name="T6">p</text:span><text:span text:style-name="T7"> </text:span><text:span text:style-name="T8">class</text:span><text:span text:style-name="T7">=</text:span><text:span text:style-name="T9">"europeo"</text:span><text:span text:style-name="T5">&gt;</text:span><text:span text:style-name="T7">Marca Europea: BMW</text:span><text:span text:style-name="T5">&lt;/</text:span><text:span text:style-name="T6">p</text:span><text:span text:style-name="T5">&gt;</text:span></text:p>
      <text:p text:style-name="P4">        <text:span text:style-name="T5">&lt;</text:span><text:span text:style-name="T6">p</text:span><text:span text:style-name="T7"> </text:span><text:span text:style-name="T8">class</text:span><text:span text:style-name="T7">=</text:span><text:span text:style-name="T9">"europeo"</text:span><text:span text:style-name="T5">&gt;</text:span><text:span text:style-name="T7">Marca Europea: Renault</text:span><text:span text:style-name="T5">&lt;/</text:span><text:span text:style-name="T6">p</text:span><text:span text:style-name="T5">&gt;</text:span></text:p>
      <text:p text:style-name="P4">    <text:span text:style-name="T5">&lt;/</text:span><text:span text:style-name="T6">div</text:span><text:span text:style-name="T5">&gt;</text:span></text:p>
      <text:p text:style-name="P5"/>
      <text:p text:style-name="P4">    <text:span text:style-name="T5">&lt;</text:span><text:span text:style-name="T6">button</text:span><text:span text:style-name="T7"> </text:span><text:span text:style-name="T8">onclick</text:span><text:span text:style-name="T7">=</text:span><text:span text:style-name="T9">"</text:span><text:span text:style-name="T15">modificarJaponesas</text:span><text:span text:style-name="T9">()"</text:span><text:span text:style-name="T5">&gt;</text:span><text:span text:style-name="T7">Modificar Japonesas</text:span><text:span text:style-name="T5">&lt;/</text:span><text:span text:style-name="T6">button</text:span><text:span text:style-name="T5">&gt;</text:span></text:p>
      <text:p text:style-name="P5"/>
      <text:p text:style-name="P4">    <text:span text:style-name="T5">&lt;</text:span><text:span text:style-name="T6">script</text:span><text:span text:style-name="T5">&gt;</text:span></text:p>
      <text:p text:style-name="P6"><text:span text:style-name="T7">XXXXXXXXXXXXXXXXXXXXXXXXXXXXXXXXXXXXXXXX</text:span></text:p>
      <text:p text:style-name="P4"><text:span text:style-name="T10">    </text:span><text:span text:style-name="T5">&lt;/</text:span><text:span text:style-name="T6">script</text:span><text:span text:style-name="T5">&gt;</text:span></text:p>
      <text:p text:style-name="P5"/>
      <text:p text:style-name="P3"><text:span text:style-name="T1">&lt;/</text:span><text:span text:style-name="T2">body</text:span><text:span text:style-name="T1">&gt;</text:span></text:p>
      <text:p text:style-name="P3"><text:span text:style-name="T1">&lt;/</text:span><text:span text:style-name="T2">html</text:span><text:span text:style-name="T1">&gt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0T21:25:06.923042800</meta:creation-date>
    <dc:date>2026-02-10T21:25:21.376488700</dc:date>
    <meta:editing-duration>PT14S</meta:editing-duration>
    <meta:editing-cycles>1</meta:editing-cycles>
    <meta:document-statistic meta:table-count="0" meta:image-count="0" meta:object-count="0" meta:page-count="1" meta:paragraph-count="29" meta:word-count="91" meta:character-count="867" meta:non-whitespace-character-count="687"/>
    <meta:generator>LibreOffice/25.2.7.2$Windows_X86_64 LibreOffice_project/5cbfd1ab6520636bb5f7b99185aa69bd7456825d</meta:generator>
  </office:meta>
</office:document-meta>
</file>